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76cm" table:align="left"/>
    </style:style>
    <style:style style:name="Table1.A" style:family="table-column">
      <style:table-column-properties style:column-width="5.228cm"/>
    </style:style>
    <style:style style:name="Table1.B" style:family="table-column">
      <style:table-column-properties style:column-width="2.3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115cm" table:align="left"/>
    </style:style>
    <style:style style:name="Table2.A" style:family="table-column">
      <style:table-column-properties style:column-width="2.475cm"/>
    </style:style>
    <style:style style:name="Table2.B" style:family="table-column">
      <style:table-column-properties style:column-width="2.64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>
      <style:text-properties officeooo:rsid="0015a58a"/>
    </style:style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xcellent.<text:line-break/>Now we define the <text:span text:style-name="Strong_20_Emphasis">Risk Engine Architecture — Full Mathematical &amp; Engineering Specification</text:span>.</text:p>
      <text:p text:style-name="Text_20_body">This is the behavioral brain of your system.</text:p>
      <text:p text:style-name="Text_20_body">It transforms:</text:p>
      <text:list text:style-name="L47">
        <text:list-item>
          <text:p text:style-name="P49">Timing engine outputs</text:p>
        </text:list-item>
        <text:list-item>
          <text:p text:style-name="P49">Phase engine outputs</text:p>
        </text:list-item>
        <text:list-item>
          <text:p text:style-name="P49">Answer correctness patterns</text:p>
        </text:list-item>
        <text:list-item>
          <text:p text:style-name="P49">Guess probability</text:p>
        </text:list-item>
        <text:list-item>
          <text:p text:style-name="P49">Wrong streak behavior</text:p>
        </text:list-item>
      </text:list>
      <text:p text:style-name="Text_20_body">Into:</text:p>
      <text:list text:style-name="L48">
        <text:list-item>
          <text:p text:style-name="P50">Risk score</text:p>
        </text:list-item>
        <text:list-item>
          <text:p text:style-name="P50">Risk cluster</text:p>
        </text:list-item>
        <text:list-item>
          <text:p text:style-name="P50">Discipline index</text:p>
        </text:list-item>
        <text:list-item>
          <text:p text:style-name="P50">Controlled mode effectiveness</text:p>
        </text:list-item>
      </text:list>
      <text:p text:style-name="Text_20_body">This must be:</text:p>
      <text:list text:style-name="L49">
        <text:list-item>
          <text:p text:style-name="P51">Deterministic</text:p>
        </text:list-item>
        <text:list-item>
          <text:p text:style-name="P51">Calibration-driven</text:p>
        </text:list-item>
        <text:list-item>
          <text:p text:style-name="P51">Vendor-adjustable</text:p>
        </text:list-item>
        <text:list-item>
          <text:p text:style-name="P51">Idempotent</text:p>
        </text:list-item>
        <text:list-item>
          <text:p text:style-name="P51">Snapshot-based</text:p>
        </text:list-item>
      </text:list>
      <text:p text:style-name="Horizontal_20_Line"/>
      <text:h text:style-name="Heading_20_1" text:outline-level="1">🧠 OVERVIEW</text:h>
      <text:p text:style-name="Text_20_body">The Risk Engine operates at:</text:p>
      <text:list text:style-name="L50">
        <text:list-item>
          <text:p text:style-name="P52">Session level (per test)</text:p>
        </text:list-item>
        <text:list-item>
          <text:p text:style-name="P52">Rolling window level (last N tests)</text:p>
        </text:list-item>
        <text:list-item>
          <text:p text:style-name="P52">Batch aggregate level</text:p>
        </text:list-item>
      </text:list>
      <text:p text:style-name="Text_20_body">It produces:</text:p>
      <text:p text:style-name="Preformatted_20_Text"><text:span text:style-name="Source_20_Text">{</text:span></text:p>
      <text:p text:style-name="Preformatted_20_Text"><text:span text:style-name="Source_20_Text"><text:s text:c="2"/>riskScore: number, <text:s text:c="13"/>// 0–100</text:span></text:p>
      <text:p text:style-name="Preformatted_20_Text"><text:span text:style-name="Source_20_Text"><text:s text:c="2"/>riskCluster: string, <text:s text:c="11"/>// Stable | Drift-Prone | Impulsive | Overextended | Volatile</text:span></text:p>
      <text:p text:style-name="Preformatted_20_Text"><text:span text:style-name="Source_20_Text"><text:s text:c="2"/>disciplineIndex: number, <text:s text:c="7"/>// 0–100</text:span></text:p>
      <text:p text:style-name="Preformatted_20_Text"><text:span text:style-name="Source_20_Text"><text:s text:c="2"/>controlledModeDelta: number <text:s text:c="4"/>// % improvement</text:span></text:p>
      <text:p text:style-name="P1"><text:span text:style-name="Source_20_Text">}</text:span></text:p>
      <text:p text:style-name="Horizontal_20_Line"><text:soft-page-break/></text:p>
      <text:h text:style-name="Heading_20_1" text:outline-level="1">🧮 1️⃣ WEIGHT NORMALIZATION</text:h>
      <text:p text:style-name="Text_20_body">All behavior signals must be normalized to 0–1 range before weighting.</text:p>
      <text:p text:style-name="Text_20_body">Signals (raw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Raw Range</text:p>
            </table:table-cell>
          </table:table-row>
        </table:table-header-rows>
        <table:table-row>
          <table:table-cell table:style-name="Table1.A1" office:value-type="string">
            <text:p text:style-name="Table_20_Contents">minTimeViolationPercent</text:p>
          </table:table-cell>
          <table:table-cell table:style-name="Table1.A1" office:value-type="string">
            <text:p text:style-name="Table_20_Contents">0–100</text:p>
          </table:table-cell>
        </table:table-row>
        <table:table-row>
          <table:table-cell table:style-name="Table1.A1" office:value-type="string">
            <text:p text:style-name="Table_20_Contents">maxTimeViolationPercent</text:p>
          </table:table-cell>
          <table:table-cell table:style-name="Table1.A1" office:value-type="string">
            <text:p text:style-name="Table_20_Contents">0–100</text:p>
          </table:table-cell>
        </table:table-row>
        <table:table-row>
          <table:table-cell table:style-name="Table1.A1" office:value-type="string">
            <text:p text:style-name="Table_20_Contents">phaseDeviationPercent</text:p>
          </table:table-cell>
          <table:table-cell table:style-name="Table1.A1" office:value-type="string">
            <text:p text:style-name="Table_20_Contents">0–100</text:p>
          </table:table-cell>
        </table:table-row>
        <table:table-row>
          <table:table-cell table:style-name="Table1.A1" office:value-type="string">
            <text:p text:style-name="Table_20_Contents">guessRate</text:p>
          </table:table-cell>
          <table:table-cell table:style-name="Table1.A1" office:value-type="string">
            <text:p text:style-name="Table_20_Contents">0–100</text:p>
          </table:table-cell>
        </table:table-row>
        <table:table-row>
          <table:table-cell table:style-name="Table1.A1" office:value-type="string">
            <text:p text:style-name="Table_20_Contents">consecutiveWrongStreakMax</text:p>
          </table:table-cell>
          <table:table-cell table:style-name="Table1.A1" office:value-type="string">
            <text:p text:style-name="Table_20_Contents">0–n</text:p>
          </table:table-cell>
        </table:table-row>
      </table:table>
      <text:p text:style-name="Horizontal_20_Line"/>
      <text:h text:style-name="Heading_20_2" text:outline-level="2">Normalization</text:h>
      <text:p text:style-name="Text_20_body">Example:</text:p>
      <text:p text:style-name="Preformatted_20_Text"><text:span text:style-name="Source_20_Text">normMinTime = minTimeViolationPercent / 100</text:span></text:p>
      <text:p text:style-name="Preformatted_20_Text"><text:span text:style-name="Source_20_Text">normMaxTime = maxTimeViolationPercent / 100</text:span></text:p>
      <text:p text:style-name="Preformatted_20_Text"><text:span text:style-name="Source_20_Text">normPhaseDev = phaseDeviationPercent / 100</text:span></text:p>
      <text:p text:style-name="Preformatted_20_Text"><text:span text:style-name="Source_20_Text">normGuess = guessRate / 100</text:span></text:p>
      <text:p text:style-name="P1"><text:span text:style-name="Source_20_Text">normWrongStreak = min(consecutiveWrongStreakMax / 5, 1)</text:span></text:p>
      <text:p text:style-name="Text_20_body">All normalized values must be capped at 1.</text:p>
      <text:p text:style-name="Horizontal_20_Line"/>
      <text:h text:style-name="Heading_20_1" text:outline-level="1">⚖ 2️⃣ WEIGHT CONFIGURATION (Calibration Driven)</text:h>
      <text:p text:style-name="Text_20_body">From calibration document:</text:p>
      <text:p text:style-name="Preformatted_20_Text"><text:span text:style-name="Source_20_Text">{</text:span></text:p>
      <text:p text:style-name="Preformatted_20_Text"><text:span text:style-name="Source_20_Text"><text:s text:c="2"/>weights: {</text:span></text:p>
      <text:p text:style-name="Preformatted_20_Text"><text:span text:style-name="Source_20_Text"><text:s text:c="4"/>minTimeWeight: 0.25,</text:span></text:p>
      <text:p text:style-name="Preformatted_20_Text"><text:span text:style-name="Source_20_Text"><text:s text:c="4"/>maxTimeWeight: 0.20,</text:span></text:p>
      <text:p text:style-name="Preformatted_20_Text"><text:span text:style-name="Source_20_Text"><text:s text:c="4"/>phaseWeight: 0.20,</text:span></text:p>
      <text:p text:style-name="Preformatted_20_Text"><text:span text:style-name="Source_20_Text"><text:s text:c="4"/>guessWeight: 0.20,</text:span></text:p>
      <text:p text:style-name="Preformatted_20_Text"><text:span text:style-name="Source_20_Text"><text:s text:c="4"/>wrongStreakWeight: 0.15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Total must sum to 1.</text:p>
      <text:p text:style-name="Text_20_body">Validation rule:</text:p>
      <text:p text:style-name="P1"><text:span text:style-name="Source_20_Text">sum(weights) == 1</text:span></text:p>
      <text:p text:style-name="Text_20_body">Vendor calibration engine enforces this.</text:p>
      <text:p text:style-name="Horizontal_20_Line"/>
      <text:h text:style-name="Heading_20_1" text:outline-level="1"><text:soft-page-break/>🔢 3️⃣ RISK SCORE FORMULA</text:h>
      <text:p text:style-name="Text_20_body">Compute weighted sum:</text:p>
      <text:p text:style-name="Preformatted_20_Text"><text:span text:style-name="Source_20_Text">riskScore =</text:span></text:p>
      <text:p text:style-name="Preformatted_20_Text"><text:span text:style-name="Source_20_Text"><text:s text:c="4"/>(normMinTime * minTimeWeight)</text:span></text:p>
      <text:p text:style-name="Preformatted_20_Text"><text:span text:style-name="Source_20_Text"><text:s text:c="2"/>+ (normMaxTime * maxTimeWeight)</text:span></text:p>
      <text:p text:style-name="Preformatted_20_Text"><text:span text:style-name="Source_20_Text"><text:s text:c="2"/>+ (normPhaseDev * phaseWeight)</text:span></text:p>
      <text:p text:style-name="Preformatted_20_Text"><text:span text:style-name="Source_20_Text"><text:s text:c="2"/>+ (normGuess * guessWeight)</text:span></text:p>
      <text:p text:style-name="P1"><text:span text:style-name="Source_20_Text"><text:s text:c="2"/>+ (normWrongStreak * wrongStreakWeight)</text:span></text:p>
      <text:p text:style-name="Text_20_body">Then scale:</text:p>
      <text:p text:style-name="P1"><text:span text:style-name="Source_20_Text">riskScorePercent = riskScore * 100</text:span></text:p>
      <text:p text:style-name="Text_20_body">Range: 0–100</text:p>
      <text:p text:style-name="Text_20_body">Higher = more unstable.</text:p>
      <text:p text:style-name="Horizontal_20_Line"/>
      <text:h text:style-name="Heading_20_1" text:outline-level="1">🧭 4️⃣ CLUSTER ASSIGNMENT</text:h>
      <text:p text:style-name="Text_20_body">Based on riskScorePerc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core Range</text:p>
            </table:table-cell>
            <table:table-cell table:style-name="Table2.A1" office:value-type="string">
              <text:p text:style-name="Table_20_Heading">Cluster</text:p>
            </table:table-cell>
          </table:table-row>
        </table:table-header-rows>
        <table:table-row>
          <table:table-cell table:style-name="Table2.A1" office:value-type="string">
            <text:p text:style-name="Table_20_Contents">0–20</text:p>
          </table:table-cell>
          <table:table-cell table:style-name="Table2.A1" office:value-type="string">
            <text:p text:style-name="Table_20_Contents">Stable</text:p>
          </table:table-cell>
        </table:table-row>
        <table:table-row>
          <table:table-cell table:style-name="Table2.A1" office:value-type="string">
            <text:p text:style-name="Table_20_Contents">21–40</text:p>
          </table:table-cell>
          <table:table-cell table:style-name="Table2.A1" office:value-type="string">
            <text:p text:style-name="Table_20_Contents">Drift-Prone</text:p>
          </table:table-cell>
        </table:table-row>
        <table:table-row>
          <table:table-cell table:style-name="Table2.A1" office:value-type="string">
            <text:p text:style-name="Table_20_Contents">41–60</text:p>
          </table:table-cell>
          <table:table-cell table:style-name="Table2.A1" office:value-type="string">
            <text:p text:style-name="Table_20_Contents">Impulsive</text:p>
          </table:table-cell>
        </table:table-row>
        <table:table-row>
          <table:table-cell table:style-name="Table2.A1" office:value-type="string">
            <text:p text:style-name="Table_20_Contents">61–80</text:p>
          </table:table-cell>
          <table:table-cell table:style-name="Table2.A1" office:value-type="string">
            <text:p text:style-name="Table_20_Contents">Overextended</text:p>
          </table:table-cell>
        </table:table-row>
        <table:table-row>
          <table:table-cell table:style-name="Table2.A1" office:value-type="string">
            <text:p text:style-name="Table_20_Contents">81–100</text:p>
          </table:table-cell>
          <table:table-cell table:style-name="Table2.A1" office:value-type="string">
            <text:p text:style-name="Table_20_Contents">Volatile</text:p>
          </table:table-cell>
        </table:table-row>
      </table:table>
      <text:p text:style-name="Text_20_body">Cluster stored in session:</text:p>
      <text:p text:style-name="Preformatted_20_Text"><text:span text:style-name="Source_20_Text">{</text:span></text:p>
      <text:p text:style-name="Preformatted_20_Text"><text:span text:style-name="Source_20_Text"><text:s text:c="2"/>riskCluster: "Impulsive"</text:span></text:p>
      <text:p text:style-name="P1"><text:span text:style-name="Source_20_Text">}</text:span></text:p>
      <text:p text:style-name="Text_20_body">Vendor can adjust thresholds.</text:p>
      <text:p text:style-name="Horizontal_20_Line"/>
      <text:h text:style-name="Heading_20_1" text:outline-level="1">📊 5️⃣ DISCIPLINE INDEX COMPUTATION</text:h>
      <text:p text:style-name="Text_20_body">Discipline is inverse of instability.</text:p>
      <text:p text:style-name="Text_20_body">Formula:</text:p>
      <text:p text:style-name="P1"><text:span text:style-name="Source_20_Text">disciplineIndex = 100 - riskScorePercent</text:span></text:p>
      <text:p text:style-name="Text_20_body">Optional smoothing:</text:p>
      <text:p text:style-name="Preformatted_20_Text"><text:span text:style-name="Source_20_Text">disciplineIndex =</text:span></text:p>
      <text:p text:style-name="Preformatted_20_Text"><text:span text:style-name="Source_20_Text"><text:s text:c="2"/>(disciplineIndex * 0.7)</text:span></text:p>
      <text:p text:style-name="P1"><text:soft-page-break/><text:span text:style-name="Source_20_Text"><text:s text:c="2"/>+ (accuracyPercent * 0.3)</text:span></text:p>
      <text:p text:style-name="Text_20_body">This prevents high discipline from low-accuracy guessing.</text:p>
      <text:p text:style-name="Text_20_body">DisciplineIndex final range: 0–100.</text:p>
      <text:p text:style-name="Text_20_body">Stored in session and studentYearMetrics.</text:p>
      <text:p text:style-name="Horizontal_20_Line"/>
      <text:h text:style-name="Heading_20_1" text:outline-level="1">🔄 6️⃣ ROLLING WINDOW RISK</text:h>
      <text:p text:style-name="Text_20_body">For studentYearMetrics:</text:p>
      <text:p text:style-name="Text_20_body">Compute rolling risk over last N tests (default N = 5).</text:p>
      <text:p text:style-name="Text_20_body">Formula:</text:p>
      <text:p text:style-name="Preformatted_20_Text"><text:span text:style-name="Source_20_Text">rollingRisk =</text:span></text:p>
      <text:p text:style-name="P1"><text:span text:style-name="Source_20_Text"><text:s text:c="2"/>average(lastN riskScorePercent)</text:span></text:p>
      <text:p text:style-name="Text_20_body">If lastN &lt; 5 → use available tests.</text:p>
      <text:p text:style-name="Text_20_body">Store:</text:p>
      <text:p text:style-name="Preformatted_20_Text"><text:span text:style-name="Source_20_Text">{</text:span></text:p>
      <text:p text:style-name="Preformatted_20_Text"><text:span text:style-name="Source_20_Text"><text:s text:c="2"/>rollingRiskScore,</text:span></text:p>
      <text:p text:style-name="Preformatted_20_Text"><text:span text:style-name="Source_20_Text"><text:s text:c="2"/>rollingRiskCluster</text:span></text:p>
      <text:p text:style-name="P1"><text:span text:style-name="Source_20_Text">}</text:span></text:p>
      <text:p text:style-name="Text_20_body">Cluster computed using same threshold.</text:p>
      <text:p text:style-name="Horizontal_20_Line"/>
      <text:h text:style-name="Heading_20_1" text:outline-level="1">🔵 7️⃣ CONTROLLED MODE DELTA LOGIC</text:h>
      <text:p text:style-name="Text_20_body">This measures:</text:p>
      <text:p text:style-name="Text_20_body">Does Controlled Mode improve performance?</text:p>
      <text:p text:style-name="Text_20_body">For a student:</text:p>
      <text:p text:style-name="Text_20_body">Compare:</text:p>
      <text:p text:style-name="Preformatted_20_Text"><text:span text:style-name="Source_20_Text">avgRawScorePercent (Operational mode)</text:span></text:p>
      <text:p text:style-name="Preformatted_20_Text"><text:span text:style-name="Source_20_Text">vs</text:span></text:p>
      <text:p text:style-name="P1"><text:span text:style-name="Source_20_Text">avgRawScorePercent (Controlled mode)</text:span></text:p>
      <text:p text:style-name="Text_20_body">Delta:</text:p>
      <text:p text:style-name="Preformatted_20_Text"><text:span text:style-name="Source_20_Text">controlledModeDelta =</text:span></text:p>
      <text:p text:style-name="P1"><text:span text:style-name="Source_20_Text"><text:s text:c="2"/>controlledAvg - operationalAvg</text:span></text:p>
      <text:p text:style-name="Text_20_body">If positive → Controlled helps.</text:p>
      <text:p text:style-name="Text_20_body">Store:</text:p>
      <text:p text:style-name="Preformatted_20_Text"><text:soft-page-break/><text:span text:style-name="Source_20_Text">{</text:span></text:p>
      <text:p text:style-name="Preformatted_20_Text"><text:span text:style-name="Source_20_Text"><text:s text:c="2"/>controlledModeDeltaPercent: number</text:span></text:p>
      <text:p text:style-name="P1"><text:span text:style-name="Source_20_Text">}</text:span></text:p>
      <text:p text:style-name="Text_20_body">Used in:</text:p>
      <text:list text:style-name="L51">
        <text:list-item>
          <text:p text:style-name="P53">Student dashboard (L2)</text:p>
        </text:list-item>
        <text:list-item>
          <text:p text:style-name="P53">Insights</text:p>
        </text:list-item>
        <text:list-item>
          <text:p text:style-name="P53">Governance</text:p>
        </text:list-item>
      </text:list>
      <text:p text:style-name="Horizontal_20_Line"/>
      <text:h text:style-name="Heading_20_1" text:outline-level="1">📈 8️⃣ TEMPLATE-LEVEL RISK AGGREGATION</text:h>
      <text:p text:style-name="Text_20_body">TemplateAnalytics:</text:p>
      <text:p text:style-name="Text_20_body">Compute:</text:p>
      <text:p text:style-name="Preformatted_20_Text"><text:span text:style-name="Source_20_Text">avgRiskScore = average(session riskScore)</text:span></text:p>
      <text:p text:style-name="P1"><text:span text:style-name="Source_20_Text">riskVariance = stdDeviation(session riskScore)</text:span></text:p>
      <text:p text:style-name="Text_20_body">Helps detect template stress.</text:p>
      <text:p text:style-name="Horizontal_20_Line"/>
      <text:h text:style-name="Heading_20_1" text:outline-level="1">🏛 9️⃣ BATCH-LEVEL RISK MAP</text:h>
      <text:p text:style-name="Text_20_body">For each batch:</text:p>
      <text:p text:style-name="Preformatted_20_Text"><text:span text:style-name="Source_20_Text">riskClusterDistribution = {</text:span></text:p>
      <text:p text:style-name="Preformatted_20_Text"><text:span text:style-name="Source_20_Text"><text:s text:c="2"/>Stable: %,</text:span></text:p>
      <text:p text:style-name="Preformatted_20_Text"><text:span text:style-name="Source_20_Text"><text:s text:c="2"/>Drift-Prone: %,</text:span></text:p>
      <text:p text:style-name="Preformatted_20_Text"><text:span text:style-name="Source_20_Text"><text:s text:c="2"/>Impulsive: %,</text:span></text:p>
      <text:p text:style-name="Preformatted_20_Text"><text:span text:style-name="Source_20_Text"><text:s text:c="2"/>Overextended: %,</text:span></text:p>
      <text:p text:style-name="Preformatted_20_Text"><text:span text:style-name="Source_20_Text"><text:s text:c="2"/>Volatile: %</text:span></text:p>
      <text:p text:style-name="P1"><text:span text:style-name="Source_20_Text">}</text:span></text:p>
      <text:p text:style-name="Text_20_body">Used in Governance → Batch Risk Map.</text:p>
      <text:p text:style-name="Horizontal_20_Line"/>
      <text:h text:style-name="Heading_20_1" text:outline-level="1">🧠 10️⃣ EDGE CASE HANDLING</text:h>
      <text:p text:style-name="Text_20_body">Case 1: High accuracy but high guessRate<text:line-break/>→ Impulsive cluster</text:p>
      <text:p text:style-name="Text_20_body">Case 2: High maxTimeViolation but low guess<text:line-break/>→ Overextended cluster</text:p>
      <text:p text:style-name="Text_20_body">Case 3: Balanced but unstable across tests<text:line-break/>→ Drift-Prone</text:p>
      <text:p text:style-name="Text_20_body"><text:soft-page-break/>Case 4: Extreme wrong streak<text:line-break/>→ Volatile override</text:p>
      <text:p text:style-name="Text_20_body">Add override rule:</text:p>
      <text:p text:style-name="Preformatted_20_Text"><text:span text:style-name="Source_20_Text">if consecutiveWrongStreakMax &gt;= 5</text:span></text:p>
      <text:p text:style-name="P1"><text:span text:style-name="Source_20_Text"><text:s text:c="2"/>riskCluster = "Volatile"</text:span></text:p>
      <text:p text:style-name="Text_20_body">Overrides score threshold.</text:p>
      <text:p text:style-name="Horizontal_20_Line"/>
      <text:h text:style-name="Heading_20_1" text:outline-level="1">🧬 11️⃣ VENDOR CALIBRATION IMPACT</text:h>
      <text:p text:style-name="Text_20_body">Vendor can adjust:</text:p>
      <text:list text:style-name="L52">
        <text:list-item>
          <text:p text:style-name="P54">Weights</text:p>
        </text:list-item>
        <text:list-item>
          <text:p text:style-name="P54">Threshold ranges</text:p>
        </text:list-item>
        <text:list-item>
          <text:p text:style-name="P54">Wrong streak override threshold</text:p>
        </text:list-item>
      </text:list>
      <text:p text:style-name="Text_20_body">Simulation engine must:</text:p>
      <text:list text:style-name="L53">
        <text:list-item>
          <text:p text:style-name="P55">Recompute riskScore for sample sessions</text:p>
        </text:list-item>
        <text:list-item>
          <text:p text:style-name="P55">Show cluster shift distribution</text:p>
        </text:list-item>
        <text:list-item>
          <text:p text:style-name="P55">Show disciplineIndex delta</text:p>
        </text:list-item>
      </text:list>
      <text:p text:style-name="Horizontal_20_Line"/>
      <text:h text:style-name="Heading_20_1" text:outline-level="1">🔐 12️⃣ SERVER-SIDE EXECUTION RULES</text:h>
      <text:p text:style-name="Text_20_body">Risk computation must:</text:p>
      <text:list text:style-name="L54">
        <text:list-item>
          <text:p text:style-name="P56">Execute only at submission</text:p>
        </text:list-item>
        <text:list-item>
          <text:p text:style-name="P56">Never execute on read</text:p>
        </text:list-item>
        <text:list-item>
          <text:p text:style-name="P56">Be deterministic</text:p>
        </text:list-item>
        <text:list-item>
          <text:p text:style-name="P56">Be idempotent</text:p>
        </text:list-item>
        <text:list-item>
          <text:p text:style-name="P56">Store result in session</text:p>
        </text:list-item>
        <text:list-item>
          <text:p text:style-name="P56">Never recompute unless recalibration version changes</text:p>
        </text:list-item>
      </text:list>
      <text:p text:style-name="Text_20_body">If recalibration applied:</text:p>
      <text:list text:style-name="L55">
        <text:list-item>
          <text:p text:style-name="P57">Recompute via background job</text:p>
        </text:list-item>
        <text:list-item>
          <text:p text:style-name="P57">Store new calibrationVersion</text:p>
        </text:list-item>
      </text:list>
      <text:p text:style-name="Horizontal_20_Line"/>
      <text:h text:style-name="Heading_20_1" text:outline-level="1"><text:soft-page-break/>🎯 FINAL RISK ENGINE SUMMARY</text:h>
      <text:p text:style-name="Text_20_body">You now have:</text:p>
      <text:p text:style-name="Text_20_body">✔ Weight normalization system<text:line-break/>✔ Strict weighted risk formula<text:line-break/>✔ Risk cluster assignment logic<text:line-break/>✔ Discipline index formula<text:line-break/>✔ Rolling risk model<text:line-break/>✔ Controlled mode delta logic<text:line-break/>✔ Template aggregation<text:line-break/>✔ Batch-level risk distribution<text:line-break/>✔ Vendor calibration control<text:line-break/>✔ Override rules for extreme patterns<text:line-break/>✔ Idempotent deterministic evaluation</text:p>
      <text:p text:style-name="Text_20_body">This completes the core behavioral intelligence engine.</text:p>
      <text:p text:style-name="Horizontal_20_Line"/>
      <text:p text:style-name="Text_20_body">You now have defined:</text:p>
      <text:list text:style-name="L56">
        <text:list-item>
          <text:p text:style-name="P58">Timing Engine</text:p>
        </text:list-item>
        <text:list-item>
          <text:p text:style-name="P58">Phase Engine</text:p>
        </text:list-item>
        <text:list-item>
          <text:p text:style-name="P58">Risk Engine</text:p>
        </text:list-item>
        <text:list-item>
          <text:p text:style-name="P58">Submission Engine</text:p>
        </text:list-item>
        <text:list-item>
          <text:p text:style-name="P58">Middleware</text:p>
        </text:list-item>
        <text:list-item>
          <text:p text:style-name="P58">Security</text:p>
        </text:list-item>
        <text:list-item>
          <text:p text:style-name="P58">Routing</text:p>
        </text:list-item>
        <text:list-item>
          <text:p text:style-name="P58">Index Strategy</text:p>
        </text:list-item>
      </text:list>
      <text:p text:style-name="Text_20_body">Next logical layer:</text:p>
      <text:p text:style-name="Text_20_body">🧠 <text:span text:style-name="Strong_20_Emphasis">Pattern Engine Rule Architecture (Cross-Test Behavioral Pattern Detection System)</text:span></text:p>
      <text:p text:style-name="Text_20_body">This detects repeated behaviors across time.</text:p>
      <text:p text:style-name="Text_20_body">Proceed?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1T00:18:24.119097667</dc:date>
    <meta:editing-duration>PT12M33S</meta:editing-duration>
    <meta:editing-cycles>4</meta:editing-cycles>
    <meta:generator>LibreOffice/24.2.7.2$Linux_X86_64 LibreOffice_project/420$Build-2</meta:generator>
    <meta:document-statistic meta:table-count="2" meta:image-count="0" meta:object-count="0" meta:page-count="7" meta:paragraph-count="206" meta:word-count="744" meta:character-count="5056" meta:non-whitespace-character-count="4467"/>
  </office:meta>
</office:document-meta>
</file>